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14"/>
    <style:style style:name="P3" style:family="paragraph" style:parent-style-name="Preformatted_20_Text" style:list-style-name="L23"/>
    <style:style style:name="P4" style:family="paragraph" style:parent-style-name="Preformatted_20_Text" style:list-style-name="L25"/>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5">
      <style:paragraph-properties fo:margin-top="0in" fo:margin-bottom="0in" style:contextual-spacing="false"/>
    </style:style>
    <style:style style:name="P9" style:family="paragraph" style:parent-style-name="Text_20_body" style:list-style-name="L6">
      <style:paragraph-properties fo:margin-top="0in" fo:margin-bottom="0in" style:contextual-spacing="false"/>
    </style:style>
    <style:style style:name="P10" style:family="paragraph" style:parent-style-name="Text_20_body" style:list-style-name="L7">
      <style:paragraph-properties fo:margin-top="0in" fo:margin-bottom="0in" style:contextual-spacing="false"/>
    </style:style>
    <style:style style:name="P11" style:family="paragraph" style:parent-style-name="Text_20_body" style:list-style-name="L8">
      <style:paragraph-properties fo:margin-top="0in" fo:margin-bottom="0in" style:contextual-spacing="false"/>
    </style:style>
    <style:style style:name="P12" style:family="paragraph" style:parent-style-name="Text_20_body" style:list-style-name="L9">
      <style:paragraph-properties fo:margin-top="0in" fo:margin-bottom="0in" style:contextual-spacing="false"/>
    </style:style>
    <style:style style:name="P13" style:family="paragraph" style:parent-style-name="Text_20_body" style:list-style-name="L10">
      <style:paragraph-properties fo:margin-top="0in" fo:margin-bottom="0in" style:contextual-spacing="false"/>
    </style:style>
    <style:style style:name="P14" style:family="paragraph" style:parent-style-name="Text_20_body" style:list-style-name="L11">
      <style:paragraph-properties fo:margin-top="0in" fo:margin-bottom="0in" style:contextual-spacing="false"/>
    </style:style>
    <style:style style:name="P15" style:family="paragraph" style:parent-style-name="Text_20_body" style:list-style-name="L12">
      <style:paragraph-properties fo:margin-top="0in" fo:margin-bottom="0in" style:contextual-spacing="false"/>
    </style:style>
    <style:style style:name="P16" style:family="paragraph" style:parent-style-name="Text_20_body" style:list-style-name="L13">
      <style:paragraph-properties fo:margin-top="0in" fo:margin-bottom="0in" style:contextual-spacing="false"/>
    </style:style>
    <style:style style:name="P17" style:family="paragraph" style:parent-style-name="Text_20_body" style:list-style-name="L14"/>
    <style:style style:name="P18" style:family="paragraph" style:parent-style-name="Text_20_body" style:list-style-name="L15">
      <style:paragraph-properties fo:margin-top="0in" fo:margin-bottom="0in" style:contextual-spacing="false"/>
    </style:style>
    <style:style style:name="P19" style:family="paragraph" style:parent-style-name="Text_20_body" style:list-style-name="L16">
      <style:paragraph-properties fo:margin-top="0in" fo:margin-bottom="0in" style:contextual-spacing="false"/>
    </style:style>
    <style:style style:name="P20" style:family="paragraph" style:parent-style-name="Text_20_body" style:list-style-name="L17">
      <style:paragraph-properties fo:margin-top="0in" fo:margin-bottom="0in" style:contextual-spacing="false"/>
    </style:style>
    <style:style style:name="P21" style:family="paragraph" style:parent-style-name="Text_20_body" style:list-style-name="L18">
      <style:paragraph-properties fo:margin-top="0in" fo:margin-bottom="0in" style:contextual-spacing="false"/>
    </style:style>
    <style:style style:name="P22" style:family="paragraph" style:parent-style-name="Text_20_body" style:list-style-name="L19"/>
    <style:style style:name="P23" style:family="paragraph" style:parent-style-name="Text_20_body" style:list-style-name="L20">
      <style:paragraph-properties fo:margin-top="0in" fo:margin-bottom="0in" style:contextual-spacing="false"/>
    </style:style>
    <style:style style:name="P24" style:family="paragraph" style:parent-style-name="Text_20_body" style:list-style-name="L21">
      <style:paragraph-properties fo:margin-top="0in" fo:margin-bottom="0in" style:contextual-spacing="false"/>
    </style:style>
    <style:style style:name="P25" style:family="paragraph" style:parent-style-name="Text_20_body" style:list-style-name="L22">
      <style:paragraph-properties fo:margin-top="0in" fo:margin-bottom="0in" style:contextual-spacing="false"/>
    </style:style>
    <style:style style:name="P26" style:family="paragraph" style:parent-style-name="Text_20_body" style:list-style-name="L23"/>
    <style:style style:name="P27" style:family="paragraph" style:parent-style-name="Text_20_body" style:list-style-name="L24">
      <style:paragraph-properties fo:margin-top="0in" fo:margin-bottom="0in" style:contextual-spacing="false"/>
    </style:style>
    <style:style style:name="P28" style:family="paragraph" style:parent-style-name="Text_20_body" style:list-style-name="L25"/>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understanding-dns-records"/>Understanding DNS Records<text:bookmark-end text:name="understanding-dns-records"/></text:h>
      <text:h text:style-name="Heading_20_2" text:outline-level="2"><text:bookmark-start text:name="introduction"/>Introduction<text:bookmark-end text:name="introduction"/></text:h>
      <text:h text:style-name="Heading_20_3" text:outline-level="3"><text:bookmark-start text:name="introduction-to-dns-records"/>Introduction to DNS Records<text:bookmark-end text:name="introduction-to-dns-records"/></text:h>
      <text:p text:style-name="First_20_paragraph">Imagine you want to visit a website, say <text:span text:style-name="Source_5f_Text">yourdomain.com</text:span>. Your computer doesn't inherently know the physical location of that website on the internet. That's where DNS comes in.</text:p>
      <text:p text:style-name="Text_20_body">Think of DNS records as entries in a vast, distributed phonebook. When you type <text:span text:style-name="Source_5f_Text">yourdomain.com</text:span> into your web browser, your computer asks a DNS server: "Hey, what's the IP address for <text:span text:style-name="Source_5f_Text">yourdomain.com</text:span>?". The DNS server looks up the corresponding "A record" (we'll talk more about this specific type later) for <text:span text:style-name="Source_5f_Text">yourdomain.com</text:span> and responds with its IP address, something like <text:span text:style-name="Source_5f_Text">192.168.1.1</text:span>. Your browser then uses this IP address to connect to the actual server hosting the website.</text:p>
      <text:p text:style-name="Text_20_body">So, the primary purpose of DNS records is to <text:span text:style-name="T1">translate human-readable domain names into machine-readable IP addresses</text:span>. This translation is crucial because computers communicate using IP addresses, not domain names.</text:p>
      <text:p text:style-name="Text_20_body">DNS is incredibly important for web services and server management because it:</text:p>
      <text:list xml:id="list1040823864" text:style-name="L7">
        <text:list-item>
          <text:p text:style-name="P10"><text:span text:style-name="T1">Makes the internet user-friendly</text:span>: You don't have to memorize a string of numbers for every website you visit.</text:p>
        </text:list-item>
        <text:list-item>
          <text:p text:style-name="P10"><text:span text:style-name="T1">Enables websites and services to move</text:span>: If a website changes its hosting server and gets a new IP address, only the DNS record needs to be updated. Users can still access the website using the same domain name.</text:p>
        </text:list-item>
        <text:list-item>
          <text:p text:style-name="P10"><text:span text:style-name="T1">Supports various internet services</text:span>: Beyond just websites, DNS helps route email, identify servers for other applications, and much more.</text:p>
        </text:list-item>
      </text:list>
      <text:h text:style-name="Heading_20_2" text:outline-level="2"><text:bookmark-start text:name="common-dns-record-types"/>Common DNS Record Types<text:bookmark-end text:name="common-dns-record-types"/></text:h>
      <text:h text:style-name="Heading_20_3" text:outline-level="3"><text:bookmark-start text:name="a-record"/>A Record<text:bookmark-end text:name="a-record"/></text:h>
      <text:p text:style-name="First_20_paragraph">Think back to our phonebook analogy. The A record is like the main entry for a business, directly listing its street address.</text:p>
      <text:p text:style-name="Text_20_body">In DNS terms, an A record maps a <text:span text:style-name="T1">domain name</text:span> to an <text:span text:style-name="T1">IPv4 address</text:span>.</text:p>
      <text:list xml:id="list2200450735" text:style-name="L8">
        <text:list-item>
          <text:p text:style-name="P11"><text:span text:style-name="T1">Domain Name</text:span>: This is the human-readable name, like <text:span text:style-name="Source_5f_Text">yourdomain.com</text:span>.</text:p>
        </text:list-item>
        <text:list-item>
          <text:p text:style-name="P11"><text:span text:style-name="T1">IPv4 Address</text:span>: This is the numerical address of the server on the internet, consisting of four sets of numbers separated by dots, for example, <text:span text:style-name="Source_5f_Text">192.168.1.1</text:span>.</text:p>
        </text:list-item>
      </text:list>
      <text:p text:style-name="First_20_paragraph">So, when a DNS server looks up the A record for <text:span text:style-name="Source_5f_Text">yourdomain.com</text:span>, it will find the corresponding IPv4 address, telling your computer where the website's server is located. Most websites on the internet have at least one A record associated with their main domain name.</text:p>
      <text:p text:style-name="Text_20_body"><text:soft-page-break/>For example, if you have a web server hosting your website at the IPv4 address <text:span text:style-name="Source_5f_Text">203.0.113.45</text:span>, you would create an A record for your domain, like this (in a simplified representation):</text:p>
      <text:p text:style-name="Preformatted_20_Text">yourdomain.com. <text:s/>A <text:s/>203.0.113.45</text:p>
      <text:p text:style-name="First_20_paragraph">This tells DNS servers that anyone trying to reach yourdomain.com should be directed to the server at the IP address <text:span text:style-name="Source_5f_Text">203.0.113.45</text:span>.</text:p>
      <text:p text:style-name="Text_20_body">Why is this important? Because without A records, you'd have to type in the IP address every time you wanted to visit a website! The A record provides that crucial link between the easy-to-remember name and the computer's actual location.</text:p>
      <text:h text:style-name="Heading_20_3" text:outline-level="3"><text:bookmark-start text:name="aaaa-record"/>AAAA Record<text:bookmark-end text:name="aaaa-record"/></text:h>
      <text:p text:style-name="First_20_paragraph">Just like the A record maps a domain name to an IPv4 address, the <text:span text:style-name="T1">AAAA record</text:span> maps a domain name to an <text:span text:style-name="T1">IPv6 address</text:span>.</text:p>
      <text:p text:style-name="Text_20_body">You might be wondering, "What's the difference between IPv4 and IPv6?"</text:p>
      <text:list xml:id="list3865556625" text:style-name="L9">
        <text:list-item>
          <text:p text:style-name="P12"><text:span text:style-name="T1">IPv4 addresses</text:span> are the traditional 32-bit numerical addresses we just discussed (like <text:span text:style-name="Source_5f_Text">192.168.1.1</text:span>). However, with the rapid growth of the internet, the pool of available IPv4 addresses is running out.</text:p>
        </text:list-item>
        <text:list-item>
          <text:p text:style-name="P12"><text:span text:style-name="T1">IPv6 addresses</text:span> are the newer, 128-bit addresses designed to provide a much larger address space. They look different, consisting of hexadecimal numbers separated by colons, for example, <text:span text:style-name="Source_5f_Text">2001:0db8:85a3:0000:0000:8a2e:0370:7334</text:span>.</text:p>
        </text:list-item>
      </text:list>
      <text:p text:style-name="First_20_paragraph">Think of IPv4 as having a limited number of phone numbers with a certain format, and IPv6 as a new system with a vastly larger number of phone numbers with a different, longer format.</text:p>
      <text:p text:style-name="Text_20_body">The AAAA record is becoming increasingly important as the world transitions to IPv6. Many modern servers and internet services now support IPv6, and having an AAAA record for your domain ensures that users connecting over IPv6 can reach your services.</text:p>
      <text:p text:style-name="Text_20_body">So, if your server has an IPv6 address, you would create an AAAA record like this (simplified):</text:p>
      <text:p text:style-name="Preformatted_20_Text">yourdomain.com. <text:s/>AAAA <text:s/>2001:0db8:85a3:0000:0000:8a2e:0370:7334</text:p>
      <text:p text:style-name="First_20_paragraph">This tells DNS servers that users on IPv6 networks should be directed to your server using this longer, hexadecimal address.</text:p>
      <text:p text:style-name="Text_20_body">Why is understanding AAAA records important for you as a future system administrator?</text:p>
      <text:list xml:id="list553547207" text:style-name="L10">
        <text:list-item>
          <text:p text:style-name="P13"><text:span text:style-name="T1">Future-proofing</text:span>: IPv6 is the future of internet addressing. Understanding AAAA records ensures your services are accessible on modern networks.</text:p>
        </text:list-item>
        <text:list-item>
          <text:p text:style-name="P13"><text:span text:style-name="T1">Dual-stack environments</text:span>: Many servers and networks run both IPv4 and IPv6. Having both A and AAAA records allows clients to connect using their preferred or available protocol.</text:p>
        </text:list-item>
      </text:list>
      <text:h text:style-name="Heading_20_3" text:outline-level="3"><text:bookmark-start text:name="cname-canonical-name"/>CNAME (Canonical Name)<text:bookmark-end text:name="cname-canonical-name"/></text:h>
      <text:p text:style-name="First_20_paragraph">Think of a CNAME record as a <text:span text:style-name="T1">nickname</text:span> or an <text:span text:style-name="T1">alias</text:span> for another domain name. Instead of <text:soft-page-break/>directly pointing to an IP address, a CNAME record points to another domain name. The DNS server then looks up the IP address for that other domain name.</text:p>
      <text:p text:style-name="Text_20_body">Here's a common use case:</text:p>
      <text:p text:style-name="Text_20_body">Imagine you have your main website at <text:span text:style-name="Source_5f_Text">yourdomain.com</text:span>. You also want people to be able to reach it by typing <text:span text:style-name="Source_5f_Text">www.yourdomain.com</text:span>. Instead of creating a separate A record for <text:span text:style-name="Source_5f_Text">www.yourdomain.com</text:span> with the same IP address as yourdomain.com, you can create a CNAME record that says:</text:p>
      <text:p text:style-name="Preformatted_20_Text">www.yourdomain.com. <text:s/>CNAME <text:s/>yourdomain.com.</text:p>
      <text:p text:style-name="First_20_paragraph">Notice the trailing dot after <text:span text:style-name="Source_5f_Text">yourdomain.com</text:span>. This is important in DNS configuration and signifies the absolute domain name.</text:p>
      <text:p text:style-name="Text_20_body">When someone tries to access <text:span text:style-name="Source_5f_Text">www.yourdomain.com</text:span>, the DNS server sees the CNAME record. It then knows to look up the DNS records for <text:span text:style-name="Source_5f_Text">yourdomain.com</text:span> to find the actual IP address.</text:p>
      <text:p text:style-name="Text_20_body">Why use CNAME records?</text:p>
      <text:list xml:id="list2502719140" text:style-name="L11">
        <text:list-item>
          <text:p text:style-name="P14"><text:span text:style-name="T1">Simplicity and Consistency</text:span>: If the IP address of <text:span text:style-name="Source_5f_Text">yourdomain.com</text:span> changes, you only need to update the A record for <text:span text:style-name="Source_5f_Text">yourdomain.com</text:span>. The <text:span text:style-name="Source_5f_Text">www</text:span> alias will automatically point to the new IP address because of the CNAME record. This makes management much easier.</text:p>
        </text:list-item>
        <text:list-item>
          <text:p text:style-name="P14"><text:span text:style-name="T1">Using Subdomains</text:span>: CNAME records are often used for subdomains (like <text:span text:style-name="Source_5f_Text">blog.yourdomain.com</text:span> or <text:span text:style-name="Source_5f_Text">shop.yourdomain.com</text:span>) to point to specific services or platforms hosted elsewhere. For example, you might have <text:span text:style-name="Source_5f_Text">blog.yourdomain.com</text:span> pointing to a blogging platform like <text:span text:style-name="Source_5f_Text">yourblogonwordpress.com</text:span> using a CNAME record.</text:p>
        </text:list-item>
      </text:list>
      <text:p text:style-name="First_20_paragraph"><text:span text:style-name="T1">Important Note</text:span>: You typically shouldn't have other records (like an A or AAAA record) with the same name as a CNAME record. The CNAME essentially takes over the resolution for that name.</text:p>
      <text:h text:style-name="Heading_20_3" text:outline-level="3"><text:bookmark-start text:name="mx-records-mail-exchanger"/>MX Records (Mail Exchanger)<text:bookmark-end text:name="mx-records-mail-exchanger"/></text:h>
      <text:p text:style-name="First_20_paragraph">If A and AAAA records tell computers where to find your website, <text:span text:style-name="T1">MX records tell other mail servers where to send emails addressed to your domain</text:span>.</text:p>
      <text:p text:style-name="Text_20_body">Think of it this way: when someone sends an email to <text:span text:style-name="Source_5f_Text">user@yourdomain.com</text:span>, the sending mail server needs to know which server is responsible for receiving emails for <text:span text:style-name="Source_5f_Text">yourdomain.com</text:span>. This information is provided by the MX record.</text:p>
      <text:p text:style-name="Text_20_body">A domain can have multiple MX records, each with a priority value. This priority value is a number, and lower numbers indicate a higher priority. Mail servers will always try to deliver email to the MX record with the lowest priority first. If that mail server is unavailable, they will then try the next highest priority, and so on. This provides redundancy and ensures that your email has a better chance of being delivered even if one of your mail servers experiences issues.</text:p>
      <text:p text:style-name="Text_20_body"><text:soft-page-break/>Here's an example of MX records for <text:span text:style-name="Source_5f_Text">yourdomain.com</text:span>:</text:p>
      <text:p text:style-name="Preformatted_20_Text">yourdomain.com. <text:s/>MX <text:s/>10 <text:s/>mail.yourdomain.com.</text:p>
      <text:p text:style-name="Preformatted_20_Text">yourdomain.com. <text:s/>MX <text:s/>20 <text:s/>backup.yourdomain.com.</text:p>
      <text:p text:style-name="First_20_paragraph">In this example:</text:p>
      <text:list xml:id="list2140062036" text:style-name="L12">
        <text:list-item>
          <text:p text:style-name="P15"><text:span text:style-name="Source_5f_Text">mail.yourdomain.com</text:span> is the primary mail server, with a higher priority (lower number: 10).</text:p>
        </text:list-item>
        <text:list-item>
          <text:p text:style-name="P15"><text:span text:style-name="Source_5f_Text">backup.yourdomain.com</text:span> is a secondary mail server, with a lower priority (higher number: 20). If the primary mail server is down, sending servers will try to deliver to the backup server.</text:p>
        </text:list-item>
      </text:list>
      <text:p text:style-name="First_20_paragraph">The part after the priority number (<text:span text:style-name="Source_5f_Text">mail.yourdomain.com.</text:span> and <text:span text:style-name="Source_5f_Text">backup.yourdomain.com.</text:span>) is the <text:span text:style-name="T1">hostname</text:span> of the mail server responsible for receiving email for your domain. These hostnames themselves must have corresponding A or AAAA records that point to the actual IP addresses of the mail servers.</text:p>
      <text:p text:style-name="Text_20_body">Why are MX records crucial for a system administrator?</text:p>
      <text:list xml:id="list2184611715" text:style-name="L13">
        <text:list-item>
          <text:p text:style-name="P16"><text:span text:style-name="T1">Email Delivery</text:span>: Without correctly configured MX records, you won't receive email for your domain.</text:p>
        </text:list-item>
        <text:list-item>
          <text:p text:style-name="P16"><text:span text:style-name="T1">Reliability</text:span>: Using multiple MX records with different priorities ensures email delivery even if a mail server fails.</text:p>
        </text:list-item>
        <text:list-item>
          <text:p text:style-name="P16"><text:span text:style-name="T1">Integration with Email Services</text:span>: If you use a third-party email hosting provider (like Google Workspace or Microsoft 365), you'll need to configure specific MX records provided by them to direct your email to their servers.</text:p>
        </text:list-item>
      </text:list>
      <text:h text:style-name="Heading_20_3" text:outline-level="3"><text:bookmark-start text:name="txt-record-text"/>TXT Record (Text)<text:bookmark-end text:name="txt-record-text"/></text:h>
      <text:p text:style-name="First_20_paragraph">Think of TXT records as general-purpose notes or information fields associated with your domain name. They allow you to store any arbitrary text data within your DNS records. While seemingly simple, TXT records are used for a variety of important purposes.</text:p>
      <text:p text:style-name="Text_20_body">Here are a couple of key uses for TXT records:</text:p>
      <text:list xml:id="list3314557384" text:style-name="L14">
        <text:list-item>
          <text:p text:style-name="P17"><text:span text:style-name="T1">Domain Ownership Verification</text:span>: When you sign up for certain services or platforms (like Google Search Console), they often require you to prove that you own the domain name. One common method is to have you add a specific unique text string as a TXT record in your domain's DNS settings. The service can then check for the presence of this record to verify your ownership.</text:p>
          <text:p text:style-name="P17">For example, a verification TXT record might look something like this:</text:p>
          <text:p text:style-name="P2">yourdomain.com. <text:s/>TXT <text:s/>"google-site-verification=xxxxxxxxxxxxxxxxxxxxxxxxxxxxx"</text:p>
          <text:p text:style-name="P17"><text:span text:style-name="T1">Email Authentication (SPF Records)</text:span>: TXT records are also used to implement important email authentication mechanisms like <text:span text:style-name="T1">Sender Policy Framework (SPF)</text:span>. An SPF record lists the mail servers that are authorized to send emails on behalf of your domain. This helps prevent email spoofing and improves email deliverability.</text:p>
          <text:p text:style-name="P17"><text:soft-page-break/>An example of an SPF record might look like this:</text:p>
          <text:p text:style-name="P2">yourdomain.com. <text:s/>TXT <text:s/>"v=spf1 mx a ip4:192.0.2.0/24 ~all"</text:p>
          <text:p text:style-name="P17">This record specifies that emails from <text:span text:style-name="Source_5f_Text">yourdomain.com</text:span> are authorized to originate from the mail servers listed in the MX records (<text:span text:style-name="Source_5f_Text">mx</text:span>), the server with the same IP address as the A record (<text:span text:style-name="Source_5f_Text">a</text:span>), and any IP address within the <text:span text:style-name="Source_5f_Text">192.0.2.0/24</text:span> range. The <text:span text:style-name="Source_5f_Text">~all</text:span> at the end indicates a soft fail for emails not matching these rules.</text:p>
        </text:list-item>
      </text:list>
      <text:p text:style-name="First_20_paragraph">As you can see, while TXT records simply store text, this capability enables crucial functionalities for domain verification and email security. As a system administrator, you'll likely encounter and need to configure TXT records for these and other purposes.</text:p>
      <text:h text:style-name="Heading_20_3" text:outline-level="3"><text:bookmark-start text:name="srv-record-service-record"/>SRV Record (Service Record)<text:bookmark-end text:name="srv-record-service-record"/></text:h>
      <text:p text:style-name="First_20_paragraph">Think of SRV records as a way to tell computers where to find specific services running on your domain. Unlike A or AAAA records that point to a general server IP address, SRV records specify the <text:span text:style-name="T1">hostname</text:span> and <text:span text:style-name="T1">port number</text:span> for particular services. They also allow you to define priorities and weights for these services, similar to MX records for email.</text:p>
      <text:p text:style-name="Text_20_body">Here's the general format of an SRV record:</text:p>
      <text:p text:style-name="Preformatted_20_Text">_service._protocol.domain. TTL IN SRV priority weight port target</text:p>
      <text:p text:style-name="First_20_paragraph">Let's break down each part:</text:p>
      <text:list xml:id="list3620926785" text:style-name="L15">
        <text:list-item>
          <text:p text:style-name="P18"><text:span text:style-name="T1">_service</text:span>: The symbolic name of the service (e.g., <text:span text:style-name="Source_5f_Text">_sip</text:span> for Session Initiation Protocol).</text:p>
        </text:list-item>
        <text:list-item>
          <text:p text:style-name="P18"><text:span text:style-name="T1">_protocol</text:span>: The transport protocol used by the service (usually <text:span text:style-name="Source_5f_Text">_tcp</text:span> or <text:span text:style-name="Source_5f_Text">_udp</text:span>).</text:p>
        </text:list-item>
        <text:list-item>
          <text:p text:style-name="P18"><text:span text:style-name="T1">domain</text:span>: The domain name for which this service is available (e.g., <text:span text:style-name="Source_5f_Text">yourdomain.com</text:span>).</text:p>
        </text:list-item>
        <text:list-item>
          <text:p text:style-name="P18"><text:span text:style-name="T1">TTL</text:span>: Time To Live, indicating how long this record should be cached.</text:p>
        </text:list-item>
        <text:list-item>
          <text:p text:style-name="P18"><text:span text:style-name="T1">IN</text:span>: Class of the record (usually Internet).</text:p>
        </text:list-item>
        <text:list-item>
          <text:p text:style-name="P18"><text:span text:style-name="T1">SRV</text:span>: The record type.</text:p>
        </text:list-item>
        <text:list-item>
          <text:p text:style-name="P18"><text:span text:style-name="T1">priority</text:span>: The priority of this target host. Lower values indicate higher priority.</text:p>
        </text:list-item>
        <text:list-item>
          <text:p text:style-name="P18"><text:span text:style-name="T1">weight</text:span>: A weight for records with the same priority. Higher values have a proportionally higher chance of being selected.</text:p>
        </text:list-item>
        <text:list-item>
          <text:p text:style-name="P18"><text:span text:style-name="T1">port</text:span>: The TCP or UDP port on which the service is listening.</text:p>
        </text:list-item>
        <text:list-item>
          <text:p text:style-name="P18"><text:span text:style-name="T1">target</text:span>: The hostname of the machine providing the service. This hostname must have a corresponding A or AAAA record.</text:p>
        </text:list-item>
      </text:list>
      <text:p text:style-name="First_20_paragraph">A common example is for VoIP (Voice over IP) or instant messaging services using SIP:</text:p>
      <text:p text:style-name="Preformatted_20_Text">_sip._tcp.yourdomain.com. 3600 IN SRV 10 0 5060 sip.yourdomain.com.</text:p>
      <text:p text:style-name="First_20_paragraph">In this example:</text:p>
      <text:list xml:id="list2495864073" text:style-name="L16">
        <text:list-item>
          <text:p text:style-name="P19">The service is <text:span text:style-name="Source_5f_Text">_sip</text:span> (SIP).</text:p>
        </text:list-item>
        <text:list-item>
          <text:p text:style-name="P19">The protocol is <text:span text:style-name="Source_5f_Text">_tcp</text:span> (TCP).</text:p>
        </text:list-item>
        <text:list-item>
          <text:p text:style-name="P19">The domain is <text:span text:style-name="Source_5f_Text">yourdomain.com</text:span>.</text:p>
        </text:list-item>
        <text:list-item>
          <text:p text:style-name="P19">The priority is <text:span text:style-name="Source_5f_Text">10</text:span>.</text:p>
        </text:list-item>
        <text:list-item>
          <text:p text:style-name="P19">The weight is <text:span text:style-name="Source_5f_Text">0</text:span>.</text:p>
        </text:list-item>
        <text:list-item>
          <text:p text:style-name="P19">The service is running on port <text:span text:style-name="Source_5f_Text">5060</text:span>.</text:p>
        </text:list-item>
        <text:list-item>
          <text:p text:style-name="P19"><text:soft-page-break/>The server hosting the SIP service is <text:span text:style-name="Source_5f_Text">sip.yourdomain.com.</text:span>.</text:p>
        </text:list-item>
      </text:list>
      <text:p text:style-name="First_20_paragraph">Why are SRV records important for system administrators?</text:p>
      <text:list xml:id="list3650873804" text:style-name="L17">
        <text:list-item>
          <text:p text:style-name="P20"><text:span text:style-name="T1">Centralized Service Discovery</text:span>: They allow clients to automatically discover the location and port of specific services.</text:p>
        </text:list-item>
        <text:list-item>
          <text:p text:style-name="P20"><text:span text:style-name="T1">Load Balancing and Redundancy</text:span>: By using multiple SRV records with different priorities and weights, you can distribute traffic across multiple servers and provide failover in case a server goes down.</text:p>
        </text:list-item>
        <text:list-item>
          <text:p text:style-name="P20"><text:span text:style-name="T1">Integration of Diverse Services</text:span>: SRV records are used by a wide range of services beyond just VoIP, including directory services (like LDAP) and other network applications.</text:p>
        </text:list-item>
      </text:list>
      <text:p text:style-name="First_20_paragraph">Understanding SRV records is crucial when managing complex network environments with multiple services running on different servers.</text:p>
      <text:h text:style-name="Heading_20_2" text:outline-level="2"><text:bookmark-start text:name="understanding-dns-zones-and-servers"/>Understanding DNS Zones and Servers<text:bookmark-end text:name="understanding-dns-zones-and-servers"/></text:h>
      <text:h text:style-name="Heading_20_3" text:outline-level="3"><text:bookmark-start text:name="dns-zones"/>DNS Zones<text:bookmark-end text:name="dns-zones"/></text:h>
      <text:p text:style-name="First_20_paragraph">Imagine you have a large company with many different departments and responsibilities. To keep things organized, you might divide the company into different zones or administrative units. A DNS zone is a similar concept for a domain.</text:p>
      <text:p text:style-name="Text_20_body">A DNS zone is a specific portion of the DNS namespace that is managed by a particular DNS server or set of DNS servers. It's like an administrative boundary for a domain. For example, the zone for <text:span text:style-name="Source_5f_Text">yourdomain.com</text:span> would contain all the DNS records for <text:span text:style-name="Source_5f_Text">yourdomain.com</text:span> itself, as well as any subdomains like <text:span text:style-name="Source_5f_Text">blog.yourdomain.com</text:span> or <text:span text:style-name="Source_5f_Text">shop.yourdomain.com</text:span>, unless those subdomains have been delegated to their own separate zones.</text:p>
      <text:p text:style-name="Text_20_body">Think of a DNS zone as a file cabinet containing all the DNS records for a specific domain or a part of it. The administrator of that zone has the authority to add, modify, and delete the records within that cabinet.</text:p>
      <text:p text:style-name="Text_20_body">Why are DNS zones important?</text:p>
      <text:list xml:id="list1605347048" text:style-name="L18">
        <text:list-item>
          <text:p text:style-name="P21"><text:span text:style-name="T1">Delegation of Authority</text:span>: They allow the responsibility for managing a part of the DNS namespace to be delegated to different individuals or organizations. For example, the main <text:span text:style-name="Source_5f_Text">yourdomain.com</text:span> zone might be managed by your IT department, while a subdomain like <text:span text:style-name="Source_5f_Text">university.yourdomain.com</text:span> might have its own zone managed by the university's IT group.</text:p>
        </text:list-item>
        <text:list-item>
          <text:p text:style-name="P21"><text:span text:style-name="T1">Organizational Structure</text:span>: Zones help organize the potentially large number of DNS records for a domain, making them easier to manage.</text:p>
        </text:list-item>
        <text:list-item>
          <text:p text:style-name="P21"><text:span text:style-name="T1">Consistency</text:span>: Ensuring all records for a particular domain or subdomain are within the same zone helps maintain consistency and accuracy.</text:p>
        </text:list-item>
      </text:list>
      <text:p text:style-name="First_20_paragraph">Typically, when you register a domain name, your registrar (the company you registered the domain with) will set up a DNS zone for your domain. You'll then use their tools or point to your <text:soft-page-break/>own DNS servers to manage the records within that zone.</text:p>
      <text:h text:style-name="Heading_20_3" text:outline-level="3"><text:bookmark-start text:name="dns-servers"/>DNS Servers<text:bookmark-end text:name="dns-servers"/></text:h>
      <text:p text:style-name="First_20_paragraph">There are two main types of DNS servers that play different but crucial roles in the process of resolving a domain name to an IP address: <text:span text:style-name="T1">Authoritative DNS Servers</text:span> and <text:span text:style-name="T1">Recursive DNS Servers</text:span>.</text:p>
      <text:list xml:id="list105778645" text:style-name="L19">
        <text:list-item>
          <text:p text:style-name="P22"><text:span text:style-name="T1">Authoritative DNS Servers</text:span>:</text:p>
          <text:list text:style-name="L20">
            <text:list-item>
              <text:p text:style-name="P23">Think of these as the <text:span text:style-name="T1">official keepers of the phonebook</text:span> for a specific DNS zone. They hold the actual DNS records for a domain (like <text:span text:style-name="Source_5f_Text">yourdomain.com</text:span>).</text:p>
            </text:list-item>
            <text:list-item>
              <text:p text:style-name="P23">When a recursive DNS server asks for the IP address of <text:span text:style-name="Source_5f_Text">yourdomain.com</text:span>, it will eventually query the authoritative DNS servers for the <text:span text:style-name="Source_5f_Text">yourdomain.com</text:span> zone to get the answer.</text:p>
            </text:list-item>
            <text:list-item>
              <text:p text:style-name="P23">Typically, when you register a domain, you'll configure the authoritative DNS servers for your domain at your registrar. These are often provided by your hosting provider or a dedicated DNS service.</text:p>
            </text:list-item>
            <text:list-item>
              <text:p text:style-name="P23">An authoritative server only answers queries for the zones it is responsible for. If it receives a query for a domain outside of its zones, it will refer the requester to other DNS servers.</text:p>
            </text:list-item>
          </text:list>
        </text:list-item>
        <text:list-item>
          <text:p text:style-name="P22"><text:span text:style-name="T1">Recursive DNS Servers</text:span>:</text:p>
          <text:list text:style-name="L21">
            <text:list-item>
              <text:p text:style-name="P24">These are the servers that your computer (or any device connected to the internet) typically contacts first when it needs to look up a domain name.</text:p>
            </text:list-item>
            <text:list-item>
              <text:p text:style-name="P24">Think of a recursive DNS server as a helpful librarian who doesn't necessarily have all the answers themselves but knows how to find them.</text:p>
            </text:list-item>
            <text:list-item>
              <text:p text:style-name="P24">When you type <text:span text:style-name="T1">yourdomain.com</text:span> in your browser, your computer sends a request to its configured recursive DNS server (often provided by your internet service provider or a public DNS service like Google's <text:span text:style-name="Source_5f_Text">8.8.8.8</text:span>).</text:p>
            </text:list-item>
            <text:list-item>
              <text:p text:style-name="P24">The recursive server then starts a process of querying other DNS servers, starting from the root servers, then moving down to the top-level domain (TLD) servers (like <text:span text:style-name="Source_5f_Text">.com</text:span> or <text:span text:style-name="Source_5f_Text">.net</text:span>), and finally to the authoritative DNS servers for <text:span text:style-name="Source_5f_Text">yourdomain.com</text:span> to find the A record.</text:p>
            </text:list-item>
            <text:list-item>
              <text:p text:style-name="P24">Once it gets the answer, the recursive server sends it back to your computer and often caches (stores) the information for a certain period (defined by the TTL of the record) to speed up future lookups for the same domain.</text:p>
            </text:list-item>
          </text:list>
        </text:list-item>
      </text:list>
      <text:p text:style-name="First_20_paragraph">In summary: <text:span text:style-name="T1">Authoritative servers hold the DNS records, while recursive servers find the DNS records on behalf of the client</text:span>. They work together in a hierarchical system to ensure that domain names can be translated into IP addresses efficiently.</text:p>
      <text:h text:style-name="Heading_20_2" text:outline-level="2"><text:bookmark-start text:name="basic-dns-lookup-tools"/><text:soft-page-break/>Basic DNS Lookup Tools<text:bookmark-end text:name="basic-dns-lookup-tools"/></text:h>
      <text:h text:style-name="Heading_20_3" text:outline-level="3"><text:bookmark-start text:name="dig-domain-information-groper"/><text:span text:style-name="Source_5f_Text">dig</text:span> (Domain Information Groper)<text:bookmark-end text:name="dig-domain-information-groper"/></text:h>
      <text:p text:style-name="First_20_paragraph">As a system administrator working with Linux (often with command-line access only), you'll frequently need to query DNS records to diagnose issues, verify configurations, or simply understand how a domain is set up. Fortunately, linux provides built-in command-line tools for this purpose. We'll start with the more powerful and flexible tool: <text:span text:style-name="Source_5f_Text">dig</text:span>.</text:p>
      <text:p text:style-name="Text_20_body"><text:span text:style-name="Source_5f_Text">dig</text:span> <text:span text:style-name="T1">(domain information groper)</text:span> is a command-line utility for querying DNS name servers. It allows you to look up various types of DNS records for a specific domain and provides detailed information about the DNS response.</text:p>
      <text:p text:style-name="Text_20_body">Here's the basic syntax of the <text:span text:style-name="Source_5f_Text">dig</text:span> command:</text:p>
      <text:p text:style-name="Preformatted_20_Text"><text:span text:style-name="ExtensionTok">dig</text:span><text:span text:style-name="NormalTok"> </text:span><text:span text:style-name="PreprocessorTok">[</text:span><text:span text:style-name="SpecialStringTok">options</text:span><text:span text:style-name="PreprocessorTok">]</text:span><text:span text:style-name="NormalTok"> name type</text:span> </text:p>
      <text:p text:style-name="First_20_paragraph">Where:</text:p>
      <text:list xml:id="list767166476" text:style-name="L22">
        <text:list-item>
          <text:p text:style-name="P25"><text:span text:style-name="Source_5f_Text">name</text:span>: The domain name you want to look up (e.g., <text:span text:style-name="Source_5f_Text">google.com</text:span>).</text:p>
        </text:list-item>
        <text:list-item>
          <text:p text:style-name="P25"><text:span text:style-name="Source_5f_Text">type</text:span>: The type of DNS record you are interested in (e.g., <text:span text:style-name="Source_5f_Text">A</text:span>, <text:span text:style-name="Source_5f_Text">MX</text:span>, <text:span text:style-name="Source_5f_Text">CNAME</text:span>, <text:span text:style-name="Source_5f_Text">TXT</text:span>, <text:span text:style-name="Source_5f_Text">SRV</text:span>). If you omit the <text:span text:style-name="Source_5f_Text">type</text:span>, <text:span text:style-name="Source_5f_Text">dig</text:span> defaults to querying for A records.</text:p>
        </text:list-item>
        <text:list-item>
          <text:p text:style-name="P25"><text:span text:style-name="Source_5f_Text">[options]</text:span>: Various flags you can use to control the output and the query process.</text:p>
        </text:list-item>
      </text:list>
      <text:p text:style-name="First_20_paragraph">Let's look at some basic examples:</text:p>
      <text:list xml:id="list2418462707" text:style-name="L23">
        <text:list-item>
          <text:p text:style-name="P26"><text:span text:style-name="T1">Looking up the A record for</text:span> <text:span text:style-name="Source_5f_Text">google.com</text:span>:</text:p>
          <text:p text:style-name="P3"><text:span text:style-name="ExtensionTok">dig</text:span><text:span text:style-name="NormalTok"> google.com A</text:span> </text:p>
          <text:p text:style-name="P26">This command will query the configured DNS servers and return the A record(s) associated with google.com, showing you the IPv4 address(es) of Google's web servers.</text:p>
        </text:list-item>
        <text:list-item>
          <text:p text:style-name="P26"><text:span text:style-name="T1">Looking up the MX records for</text:span> <text:span text:style-name="Source_5f_Text">yourdomain.com</text:span>:</text:p>
          <text:p text:style-name="P3"><text:span text:style-name="ExtensionTok">dig</text:span><text:span text:style-name="NormalTok"> yourdomain.com MX</text:span> </text:p>
          <text:p text:style-name="P26">This will show you the MX records for your domain, including the priority and the hostname of the mail server(s).</text:p>
        </text:list-item>
        <text:list-item>
          <text:p text:style-name="P26"><text:span text:style-name="T1">Looking up the CNAME record for</text:span> <text:span text:style-name="Source_5f_Text">www.example.com</text:span>:</text:p>
          <text:p text:style-name="P3"><text:span text:style-name="ExtensionTok">dig</text:span><text:span text:style-name="NormalTok"> www.example.com CNAME</text:span> </text:p>
          <text:p text:style-name="P26">This will display the CNAME record, showing you which domain <text:span text:style-name="Source_5f_Text">www.example.com</text:span> is an alias for.</text:p>
        </text:list-item>
        <text:list-item>
          <text:p text:style-name="P26"><text:span text:style-name="T1">Looking up all record types for a domain</text:span>:</text:p>
          <text:p text:style-name="P3"><text:span text:style-name="ExtensionTok">dig</text:span><text:span text:style-name="NormalTok"> yourdomain.com ANY</text:span> </text:p>
          <text:p text:style-name="P26">The <text:span text:style-name="Source_5f_Text">ANY</text:span> option will query for all DNS record types associated with the domain. Be aware that the output can be quite verbose.</text:p>
        </text:list-item>
      </text:list>
      <text:p text:style-name="First_20_paragraph">The output of <text:span text:style-name="Source_5f_Text">dig</text:span> provides a lot of information, including the question section (what you asked <text:soft-page-break/>for), the answer section (the DNS records found), the authority section (information about the DNS server that provided the answer), and the additional section (other helpful records).</text:p>
      <text:p text:style-name="Text_20_body">As you start using dig, you'll become familiar with interpreting its output. It's an indispensable tool for any system administrator managing web services.</text:p>
      <text:h text:style-name="Heading_20_3" text:outline-level="3"><text:bookmark-start text:name="nslookup-name-server-lookup"/><text:span text:style-name="Source_5f_Text">nslookup</text:span> (Name Server Lookup)<text:bookmark-end text:name="nslookup-name-server-lookup"/></text:h>
      <text:p text:style-name="First_20_paragraph"><text:span text:style-name="Source_5f_Text">nslookup</text:span> <text:span text:style-name="T1">(name server lookup)</text:span> is another command-line utility you can use to query DNS servers. While <text:span text:style-name="Source_5f_Text">dig</text:span> is generally considered more feature-rich and provides more detailed output, nslookup is often simpler to use for basic queries.</text:p>
      <text:p text:style-name="Text_20_body">Here's the basic way to use nslookup:</text:p>
      <text:p text:style-name="Preformatted_20_Text"><text:span text:style-name="ExtensionTok">nslookup</text:span><text:span text:style-name="NormalTok"> </text:span><text:span text:style-name="PreprocessorTok">[</text:span><text:span text:style-name="SpecialStringTok">options</text:span><text:span text:style-name="PreprocessorTok">]</text:span><text:span text:style-name="NormalTok"> name </text:span><text:span text:style-name="PreprocessorTok">[</text:span><text:span text:style-name="SpecialStringTok">server</text:span><text:span text:style-name="PreprocessorTok">]</text:span> </text:p>
      <text:p text:style-name="First_20_paragraph">Where:</text:p>
      <text:list xml:id="list1708414411" text:style-name="L24">
        <text:list-item>
          <text:p text:style-name="P27"><text:span text:style-name="Source_5f_Text">name</text:span>: The domain name or IP address you want to look up (e.g., <text:span text:style-name="Source_5f_Text">example.com</text:span>).</text:p>
        </text:list-item>
        <text:list-item>
          <text:p text:style-name="P27"><text:span text:style-name="Source_5f_Text">[server]</text:span>: (Optional) The IP address or hostname of a specific DNS server you want to query. If you omit this, <text:span text:style-name="Source_5f_Text">nslookup</text:span> will use your system's configured DNS servers.</text:p>
        </text:list-item>
        <text:list-item>
          <text:p text:style-name="P27"><text:span text:style-name="Source_5f_Text">[options]</text:span>: Various flags to control the query.</text:p>
        </text:list-item>
      </text:list>
      <text:p text:style-name="First_20_paragraph">Let's look at some basic examples:</text:p>
      <text:list xml:id="list1403182012" text:style-name="L25">
        <text:list-item>
          <text:p text:style-name="P28"><text:span text:style-name="T1">Looking up the A record for</text:span> <text:span text:style-name="Source_5f_Text">example.com</text:span> <text:span text:style-name="T1">using your default DNS server</text:span>:</text:p>
          <text:p text:style-name="P4"><text:span text:style-name="ExtensionTok">nslookup</text:span><text:span text:style-name="NormalTok"> example.com</text:span> </text:p>
          <text:p text:style-name="P28">This will return the A record(s) for example.com.</text:p>
        </text:list-item>
        <text:list-item>
          <text:p text:style-name="P28"><text:span text:style-name="T1">Looking up the MX records for</text:span> <text:span text:style-name="Source_5f_Text">yourdomain.com</text:span>:</text:p>
          <text:p text:style-name="P4"><text:span text:style-name="ExtensionTok">nslookup</text:span><text:span text:style-name="NormalTok"> </text:span><text:span text:style-name="AttributeTok">-type</text:span><text:span text:style-name="OperatorTok">=</text:span><text:span text:style-name="NormalTok">mx yourdomain.com</text:span> </text:p>
          <text:p text:style-name="P28">Here, <text:span text:style-name="Source_5f_Text">-type=mx</text:span> specifies that you want to query for MX records.</text:p>
        </text:list-item>
        <text:list-item>
          <text:p text:style-name="P28"><text:span text:style-name="T1">Looking up the A record for</text:span> <text:span text:style-name="Source_5f_Text">google.com</text:span> <text:span text:style-name="T1">using Google's public DNS server (8.8.8.8)</text:span>:</text:p>
          <text:p text:style-name="P4"><text:span text:style-name="ExtensionTok">nslookup</text:span><text:span text:style-name="NormalTok"> google.com 8.8.8.8</text:span> </text:p>
          <text:p text:style-name="P28">This command sends the query directly to Google's DNS server.</text:p>
        </text:list-item>
      </text:list>
      <text:p text:style-name="First_20_paragraph">The output of <text:span text:style-name="Source_5f_Text">nslookup</text:span> is generally less verbose than <text:span text:style-name="Source_5f_Text">dig</text:span>. For a basic A record lookup, it will typically show the server it used to get the answer and the name and address of the domain. For other record types, it will display the relevant information (e.g., priority and mail server for MX records).</text:p>
      <text:p text:style-name="Text_20_body">While <text:span text:style-name="Source_5f_Text">dig</text:span> is often preferred for detailed analysis and scripting, <text:span text:style-name="Source_5f_Text">nslookup</text:span> can be a quick and easy tool for simple DNS lookup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30:15Z</meta:creation-date>
    <dc:date>2025-06-10T12:09:09.085916503</dc:date>
    <meta:editing-duration>PT18S</meta:editing-duration>
    <meta:editing-cycles>1</meta:editing-cycles>
    <meta:document-statistic meta:table-count="0" meta:image-count="0" meta:object-count="0" meta:page-count="9" meta:paragraph-count="171" meta:word-count="3308" meta:character-count="20249" meta:non-whitespace-character-count="17156"/>
  </office:meta>
</office:document-meta>
</file>